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Cambria" svg:font-family="Cambria"/>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italic" fo:font-weight="normal" style:font-style-asian="italic" style:font-weight-asian="normal" style:font-style-complex="italic" style:font-weight-complex="normal"/>
    </style:style>
    <style:style style:name="P4" style:family="paragraph" style:parent-style-name="Text_20_body">
      <style:text-properties fo:font-style="normal" fo:font-weight="bold" style:font-style-asian="normal" style:font-weight-asian="bold" style:font-style-complex="normal" style:font-weight-complex="bold"/>
    </style:style>
    <style:style style:name="P5" style:family="paragraph" style:parent-style-name="Text_20_body">
      <style:text-properties fo:font-style="italic" style:font-style-asian="italic" style:font-style-complex="italic"/>
    </style:style>
    <style:style style:name="P6" style:family="paragraph" style:parent-style-name="Text_20_body" style:list-style-name="L1">
      <style:text-properties fo:font-style="italic" style:font-style-asian="italic" style:font-style-complex="italic"/>
    </style:style>
    <style:style style:name="P7" style:family="paragraph" style:parent-style-name="Text_20_body">
      <style:text-properties fo:font-style="italic" style:text-underline-style="none" style:font-style-asian="italic" style:font-style-complex="italic"/>
    </style:style>
    <style:style style:name="P8" style:family="paragraph" style:parent-style-name="Text_20_body">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Level_20_1">Грамматика</text:p>
      <text:p text:style-name="Level_20_2">Части речи</text:p>
      <text:p text:style-name="Level_20_3">Артикль</text:p>
      <text:p text:style-name="Text_20_body"/>
      <text:p text:style-name="P1">Определенный артикль</text:p>
      <text:p text:style-name="Text_20_body"/>
      <text:p text:style-name="P2"><text:bookmark-start text:name="__DdeLink__432_528922866"/>муж — el (los)</text:p>
      <text:p text:style-name="P2">жен — la (las)<text:bookmark-end text:name="__DdeLink__432_528922866"/></text:p>
      <text:p text:style-name="Text_20_body"/>
      <text:p text:style-name="P1">Неопределенный артикль</text:p>
      <text:p text:style-name="P1"/>
      <text:p text:style-name="P2">муж — un (unos)</text:p>
      <text:p text:style-name="P3">жен — una (unas)</text:p>
      <text:p text:style-name="P3"/>
      <text:p text:style-name="P4">Слияние артиклей</text:p>
      <text:p text:style-name="P4"/>
      <text:p text:style-name="P3">a + el → el</text:p>
      <text:p text:style-name="P3">de + el → del</text:p>
      <text:p text:style-name="P1"/>
      <text:p text:style-name="Level_20_3">Прилагательные</text:p>
      <text:p text:style-name="Standard"/>
      <text:p text:style-name="Text_20_body">Два числа и два рода полностью согласованные с существительным: </text:p>
      <text:p text:style-name="Text_20_body"/>
      <text:list xml:id="list1265346627" text:style-name="L1">
        <text:list-item>
          <text:p text:style-name="P6">un libro cubano <text:s text:c="2"/>/ <text:s/>unos libros cubanos </text:p>
        </text:list-item>
        <text:list-item>
          <text:p text:style-name="P6">una novela cubana / unas novelas cubanas </text:p>
        </text:list-item>
      </text:list>
      <text:p text:style-name="P2"/>
      <text:p text:style-name="Text_20_body">стоят после существительного </text:p>
      <text:p text:style-name="Text_20_body"/>
      <text:p text:style-name="P1">Прилагательные grande, mucho </text:p>
      <text:p text:style-name="Text_20_body"/>
      <text:p text:style-name="Text_20_body">grande может стоять перед существительным, но тераяет de: </text:p>
      <text:p text:style-name="Text_20_body"/>
      <text:p text:style-name="P2">un gran mapa </text:p>
      <text:p text:style-name="Text_20_body"/>
      <text:p text:style-name="Text_20_body">mucho согласуется в роде и числе с существительным: </text:p>
      <text:p text:style-name="Text_20_body"/>
      <text:p text:style-name="P2"><text:soft-page-break/>Benito compra muchos libros y lee muchas revistas. </text:p>
      <text:p text:style-name="Text_20_body"/>
      <text:p text:style-name="Text_20_body">С mucho артикль не нужен.</text:p>
      <text:p text:style-name="Standard"/>
      <text:p text:style-name="Level_20_2">Построение приложений</text:p>
      <text:p text:style-name="Level_20_3">Принадлежность</text:p>
      <text:p text:style-name="Standard"/>
      <text:p text:style-name="Standard"></text:p>
      <text:p text:style-name="Text_20_body">кого? чего? чей ? -&gt; de</text:p>
      <text:p text:style-name="Text_20_body"></text:p>
      <text:p text:style-name="P2"><text:s/>- El padre de Juan (отец хуана)</text:p>
      <text:p text:style-name="P2"><text:s/>- El paraguas de la mujer (зонт женщины)</text:p>
      <text:p text:style-name="P2"><text:s/>- La orilla del rio (берег реки)</text:p>
      <text:p text:style-name="P2"/>
      <text:p text:style-name="Level_20_1">Спряжение глаголов</text:p>
      <text:p text:style-name="Standard"/>
      <text:p text:style-name="Level_20_2"><text:span text:style-name="T1">Типы спряжений</text:span></text:p>
      <text:p text:style-name="Text_20_body"></text:p>
      <text:p text:style-name="P2">I <text:s text:c="2"/>- -ar </text:p>
      <text:p text:style-name="P2">II <text:s/>- -er </text:p>
      <text:p text:style-name="P2">III - -ir </text:p>
      <text:p text:style-name="P2"></text:p>
      <text:p text:style-name="Level_20_2">Presente de indicative</text:p>
      <text:p text:style-name="Text_20_body"></text:p>
      <text:p text:style-name="Text_20_body"><text:tab/>hablar<text:tab/>comer<text:tab/>escribir</text:p>
      <text:p text:style-name="Text_20_body"></text:p>
      <text:p text:style-name="Text_20_body">yo <text:s text:c="8"/><text:tab/>hablo <text:s text:c="7"/><text:tab/>como <text:s text:c="7"/><text:tab/>escribo</text:p>
      <text:p text:style-name="Text_20_body">tu <text:s text:c="8"/><text:tab/>hablas <text:s text:c="6"/><text:tab/>comes <text:s text:c="6"/><text:tab/>escribes</text:p>
      <text:p text:style-name="Text_20_body">el <text:s text:c="8"/><text:tab/>habla <text:s text:c="7"/><text:tab/>come <text:s text:c="7"/><text:tab/>escribe</text:p>
      <text:p text:style-name="Text_20_body">nostros<text:tab/>hablamos<text:tab/>comemos <text:tab/>escribimos</text:p>
      <text:p text:style-name="Text_20_body">vostros <text:s text:c="3"/><text:tab/>hablais <text:s text:c="5"/><text:tab/>comeis <text:s text:c="5"/><text:tab/>escribis</text:p>
      <text:p text:style-name="Text_20_body">ellos <text:s text:c="5"/><text:tab/>hablan <text:s text:c="6"/><text:tab/>comen <text:s text:c="6"/><text:tab/>escriben</text:p>
      <text:p text:style-name="Text_20_body"></text:p>
      <text:p text:style-name="Level_20_2">Отклоняющиеся формы спряжений</text:p>
      <text:p text:style-name="Text_20_body"></text:p>
      <text:p text:style-name="Level_20_3"><text:s text:c="2"/>I отклоняющая группа</text:p>
      <text:p text:style-name="Standard"/>
      <text:p text:style-name="Text_20_body"><text:soft-page-break/>глаголы I и II спряжения, корневая гласная которых под ударением переходит в дифтонг: e-&gt;ie (empezar-empiezo), o-&gt;ue (contar-cuento).</text:p>
      <text:p text:style-name="Text_20_body"></text:p>
      <text:p text:style-name="Level_20_2">Спецальные формы спряжений</text:p>
      <text:p text:style-name="Text_20_body"></text:p>
      <text:p text:style-name="Level_20_3">tener (иметь)</text:p>
      <text:p text:style-name="Text_20_body"></text:p>
      <text:p text:style-name="P2">yo tengo </text:p>
      <text:p text:style-name="P2">tu tienes </text:p>
      <text:p text:style-name="P2">el tiene </text:p>
      <text:p text:style-name="P2">nostros tenemos </text:p>
      <text:p text:style-name="P2">vostros teneis </text:p>
      <text:p text:style-name="P2">ellos tienen </text:p>
      <text:p text:style-name="Text_20_body"></text:p>
      <text:p text:style-name="Level_20_3">estar (находиться)</text:p>
      <text:p text:style-name="Text_20_body"></text:p>
      <text:p text:style-name="P2">yo estoy </text:p>
      <text:p text:style-name="P2">tu estas </text:p>
      <text:p text:style-name="P2">el esta </text:p>
      <text:p text:style-name="P2">nostros estamos </text:p>
      <text:p text:style-name="P2">vostros estais </text:p>
      <text:p text:style-name="P2">ellos estan </text:p>
      <text:p text:style-name="Text_20_body"></text:p>
      <text:p text:style-name="Level_20_3">ir (идти)</text:p>
      <text:p text:style-name="Text_20_body"></text:p>
      <text:p text:style-name="P2">yo voy </text:p>
      <text:p text:style-name="P2">tu vas </text:p>
      <text:p text:style-name="P2">el va </text:p>
      <text:p text:style-name="P2">nostros vamos </text:p>
      <text:p text:style-name="P2">vostros vais </text:p>
      <text:p text:style-name="P2">ellos van </text:p>
      <text:p text:style-name="Text_20_body"></text:p>
      <text:p text:style-name="Level_20_3">venir (приходить)</text:p>
      <text:p text:style-name="Text_20_body"></text:p>
      <text:p text:style-name="P2">yo vengo </text:p>
      <text:p text:style-name="P2">tu vienes </text:p>
      <text:p text:style-name="P2"><text:soft-page-break/>el viene </text:p>
      <text:p text:style-name="P2">nostros venimos </text:p>
      <text:p text:style-name="P2">vostros venis </text:p>
      <text:p text:style-name="P2">ellos vienen </text:p>
      <text:p text:style-name="P2"></text:p>
      <text:p text:style-name="Level_20_3">querer (хотеть)</text:p>
      <text:p text:style-name="Text_20_body"></text:p>
      <text:p text:style-name="P2">yo quiero </text:p>
      <text:p text:style-name="P2">tu quieres</text:p>
      <text:p text:style-name="P2">el quiere </text:p>
      <text:p text:style-name="P2">nostros queremos</text:p>
      <text:p text:style-name="P2">vostros quereis</text:p>
      <text:p text:style-name="P2">ellos quieren</text:p>
      <text:p text:style-name="Text_20_body"></text:p>
      <text:p text:style-name="Level_20_3">poder (мочь)</text:p>
      <text:p text:style-name="Text_20_body"></text:p>
      <text:p text:style-name="P2">yo puedo </text:p>
      <text:p text:style-name="P2">tu puedes</text:p>
      <text:p text:style-name="P2">el puede</text:p>
      <text:p text:style-name="P2">nostros podemos</text:p>
      <text:p text:style-name="P2">vostros podeis</text:p>
      <text:p text:style-name="P2">ellos pueden</text:p>
      <text:p text:style-name="Text_20_body"/>
      <text:p text:style-name="Level_20_1">Упражнения </text:p>
      <text:p text:style-name="Standard"/>
      <text:p text:style-name="Level_20_2">Учебник 1</text:p>
      <text:p text:style-name="Standard"/>
      <text:p text:style-name="Text_20_body">1.18.a</text:p>
      <text:p text:style-name="Text_20_body"></text:p>
      <text:p text:style-name="Text_20_body"><text:s text:c="3"/>una cartera, un libro, una novela, un puro, una carta, un vaso, una pluma, una fruta, una suma, un teatro</text:p>
      <text:p text:style-name="Text_20_body"></text:p>
      <text:p text:style-name="Text_20_body">1.18.b </text:p>
      <text:p text:style-name="Text_20_body"></text:p>
      <text:p text:style-name="Text_20_body"><text:s text:c="3"/>la cartera, el libro, la novela, el puro, la carta, el vaso, la pluma, la fruta, la suma, el teatro</text:p>
      <text:p text:style-name="Text_20_body"></text:p>
      <text:p text:style-name="Text_20_body"><text:soft-page-break/>1.19</text:p>
      <text:p text:style-name="Text_20_body"></text:p>
      <text:p text:style-name="Text_20_body"><text:s text:c="2"/>Arturo toma un libro.</text:p>
      <text:p text:style-name="Text_20_body"><text:s text:c="2"/>Arturo toma una novela.</text:p>
      <text:p text:style-name="Text_20_body"><text:s text:c="2"/>Arturo toma un puro. <text:s text:c="4"/></text:p>
      <text:p text:style-name="Text_20_body"><text:s text:c="2"/>Arturo toma una carta. <text:s/></text:p>
      <text:p text:style-name="Text_20_body"><text:s text:c="2"/>Arturo tom un vaso. <text:s/></text:p>
      <text:p text:style-name="Text_20_body"><text:s text:c="2"/>Arturo toma una fruta. <text:s/></text:p>
      <text:p text:style-name="Text_20_body"><text:s text:c="2"/>Arturo toma un sobre. <text:s/></text:p>
      <text:p text:style-name="Text_20_body"></text:p>
      <text:p text:style-name="Text_20_body">1.20</text:p>
      <text:p text:style-name="Text_20_body"></text:p>
      <text:p text:style-name="Text_20_body"><text:s text:c="2"/>Alberto toma una pluma. Alberto escribe una carta. Toma el sobre. Mete la carta en el sobre.</text:p>
      <text:p text:style-name="Text_20_body"><text:s text:c="2"/>Manalo toma un libro. Lee el libro. </text:p>
      <text:p text:style-name="Text_20_body"><text:s text:c="2"/>Arturo lee la novela La base.</text:p>
      <text:p text:style-name="Text_20_body"><text:s text:c="2"/>Benito fuma un puro.</text:p>
      <text:p text:style-name="Text_20_body"><text:s text:c="2"/>Pablo toma una cartera</text:p>
      <text:p text:style-name="Text_20_body"></text:p>
      <text:p text:style-name="Text_20_body">1.22</text:p>
      <text:p text:style-name="Text_20_body"></text:p>
      <text:p text:style-name="Text_20_body"><text:s text:c="2"/>Alberto lee. Alonco escribe. Benito habla. Pable come. Arturo fuma.</text:p>
      <text:p text:style-name="Text_20_body"></text:p>
      <text:p text:style-name="Text_20_body">1.23</text:p>
      <text:p text:style-name="Text_20_body"></text:p>
      <text:p text:style-name="Text_20_body"><text:s text:c="2"/>1. ?Lee Benito? 2. ?Escribe Alonso? 3. ?Habla Arturo? 4. ?Come Alberto? 5. ?Bebe amaro? 6. ?Fuma Pablo?</text:p>
      <text:p text:style-name="Text_20_body"></text:p>
      <text:p text:style-name="Text_20_body">1.24.a</text:p>
      <text:p text:style-name="Text_20_body"></text:p>
      <text:p text:style-name="Text_20_body"><text:s text:c="2"/>1. Si, Benito lee. 2. Si, Amaro escribe. 3. Si, Alberto come. 4. Si, Pablo fuma. 5. Si, Alonse habla. 6. Si, Arturo bebe.</text:p>
      <text:p text:style-name="Text_20_body"></text:p>
      <text:p text:style-name="Text_20_body">1.24.b</text:p>
      <text:p text:style-name="Text_20_body"></text:p>
      <text:p text:style-name="Text_20_body"><text:s text:c="2"/>1. No, no lee. 2. No, no escribe. 3. No, no come. 4. No, no fuma. 5. No, no hable. 6. No, no bebe.</text:p>
      <text:p text:style-name="Text_20_body"><text:soft-page-break/></text:p>
      <text:p text:style-name="Text_20_body">1.25</text:p>
      <text:p text:style-name="Text_20_body"></text:p>
      <text:p text:style-name="Text_20_body"><text:s text:c="2"/>1. ?Lee Pablo? 2. ?Escribe Alberto? 3. Come Amaro? 4. ?Fuma Arturo? 5. Habla Benito?</text:p>
      <text:p text:style-name="Text_20_body"></text:p>
      <text:p text:style-name="Text_20_body">1.26</text:p>
      <text:p text:style-name="Text_20_body"></text:p>
      <text:p text:style-name="Text_20_body"><text:s text:c="2"/>1. ?Lee Pablo? - No, no lee. 2. ?Escribe Arturo? - Si, escribe. 3. ?Habla Alberto? - No, no habla. 4. ?Come Benito? - No, no come. 5. ?Bebe Alsono? - No, no bebe. Alsono fuma.</text:p>
      <text:p text:style-name="Text_20_body"></text:p>
      <text:p text:style-name="Text_20_body">1.27</text:p>
      <text:p text:style-name="Text_20_body"></text:p>
      <text:p text:style-name="Text_20_body"><text:s text:c="2"/>Arturo toma in libro. Benito saca una novela. Amaro lee una carta. </text:p>
      <text:p text:style-name="Text_20_body"></text:p>
      <text:p text:style-name="Text_20_body">1.28</text:p>
      <text:p text:style-name="Text_20_body"></text:p>
      <text:p text:style-name="Text_20_body"><text:s text:c="2"/>Arturo lee una carta. Arturo escribe una carta. Benito abre una cartera. Benito saca una pluma. </text:p>
      <text:p text:style-name="Text_20_body"></text:p>
      <text:p text:style-name="Text_20_body">1.29</text:p>
      <text:p text:style-name="Text_20_body"></text:p>
      <text:p text:style-name="Text_20_body"><text:s text:c="2"/>1. ?Que toma Alberto? ?Que abre Alberto? 2. ?Que saca Alberto? ?Que lee Alberto? 3. <text:s/>?Que sca Benito? ?Que escribe Benito? ?Que toma Benito? </text:p>
      <text:p text:style-name="Text_20_body"></text:p>
      <text:p text:style-name="Text_20_body">1.30</text:p>
      <text:p text:style-name="Text_20_body"></text:p>
      <text:p text:style-name="Text_20_body"><text:s text:c="2"/>1. Arturo toma una pluma. Escribe una carta. Saca un sobre. Arturo mete una la carta en el sobre. 2. Amaro toma un libro. Lee el libro. 3. Alberto abre aun cartero. Saca la novela Base.</text:p>
      <text:p text:style-name="Text_20_body"></text:p>
      <text:p text:style-name="Text_20_body"><text:s text:c="2"/>1. ?Que toma Pablo? - Toma una pluma. 2. ?Que escribe Pablo? - Escribe una carta. </text:p>
      <text:p text:style-name="Text_20_body"></text:p>
      <text:p text:style-name="Text_20_body">1.33</text:p>
      <text:p text:style-name="Text_20_body"></text:p>
      <text:p text:style-name="Text_20_body"><text:s text:c="2"/>1. No, no toma una carta. No, 2. Arturo toma una pluma. </text:p>
      <text:p text:style-name="Text_20_body"></text:p>
      <text:p text:style-name="Text_20_body"><text:soft-page-break/>1.36 ?Que toma Arturo? Arturo toma una cartera. ?Toma Arturo una cartera? Si, toma una cartera. ?Que saca Arturo? Arturo toma un libro.</text:p>
      <text:p text:style-name="Text_20_body"></text:p>
      <text:p text:style-name="Text_20_body">2.12 </text:p>
      <text:p text:style-name="Text_20_body"></text:p>
      <text:p text:style-name="Text_20_body"><text:s text:c="2"/>cartreras, libros, plumas, cartas, vasos, frutas, puros, bases, clases, capitales, intereses</text:p>
      <text:p text:style-name="Text_20_body"></text:p>
      <text:p text:style-name="Text_20_body">2.13</text:p>
      <text:p text:style-name="Text_20_body"></text:p>
      <text:p text:style-name="Text_20_body"><text:s text:c="2"/>las capitales, las calles, las avinidas, las universidades, las cases, las novelas, los a~nos, los paseos, los muchachos, los compa~neros.</text:p>
      <text:p text:style-name="Text_20_body"></text:p>
      <text:p text:style-name="Text_20_body">2.22</text:p>
      <text:p text:style-name="Text_20_body"></text:p>
      <text:p text:style-name="Text_20_body"><text:s text:c="2"/>1. Benito va al instituto. Benito va al teatro Colon. 2. Pedro sale del teatro. 3. Fernando saca la carta del sobre. 4. Alberto va al Paseo de Marif. 5. Salvador toma los libros del professor.</text:p>
      <text:p text:style-name="Text_20_body"></text:p>
      <text:p text:style-name="Text_20_body">2.24</text:p>
      <text:p text:style-name="Text_20_body"></text:p>
      <text:p text:style-name="Text_20_body"><text:s text:c="2"/>1. Andres lee el libro Havana. 2. Victor mira una revista cubana. 3. Pedro toma la cartera blanka. 4. Arturo vive en la calle Prominade. </text:p>
      <text:p text:style-name="Text_20_body"></text:p>
      <text:p text:style-name="Text_20_body">2.25</text:p>
      <text:p text:style-name="Text_20_body"></text:p>
      <text:p text:style-name="Text_20_body"><text:s text:c="2"/>1. ?En que casa esta Fernando? 2. ?Que cartera toma Fernardo? 3. ?En que libros <text:s/>mete Fernarodo cartera? 4. ?A que universidad va Fernardo? 5. ?Por que calle va Fernardo? </text:p>
      <text:p text:style-name="Text_20_body"></text:p>
      <text:p text:style-name="Text_20_body">2.27</text:p>
      <text:p text:style-name="Text_20_body"></text:p>
      <text:p text:style-name="Text_20_body"><text:s text:c="2"/>1. Andreas vive en Cuba. 2. Alsono esta en la universidad. 3. Fernardo va calle de Colon. 4. Arturo sale de la universidad. 5. Pable pasea por la Avenida.</text:p>
      <text:p text:style-name="Text_20_body"></text:p>
      <text:p text:style-name="Text_20_body">2.28</text:p>
      <text:p text:style-name="Text_20_body"></text:p>
      <text:p text:style-name="Text_20_body"><text:s text:c="2"/>1. ?Donde vive Arturo? 2. ?Adonde esta Ahora? 3. ? De donde sale Arturo? </text:p>
      <text:p text:style-name="Text_20_body"></text:p>
      <text:p text:style-name="Text_20_body"><text:soft-page-break/>3. 11</text:p>
      <text:p text:style-name="Text_20_body"></text:p>
      <text:p text:style-name="Text_20_body"><text:s text:c="2"/>comprar un libro</text:p>
      <text:p text:style-name="Text_20_body"></text:p>
      <text:p text:style-name="Text_20_body"><text:s text:c="2"/>yo compro un libro</text:p>
      <text:p text:style-name="Text_20_body"><text:s text:c="2"/>tu compras un libro</text:p>
      <text:p text:style-name="Text_20_body"><text:s text:c="2"/>el compra un libro</text:p>
      <text:p text:style-name="Text_20_body"><text:s text:c="2"/>nostros compramos un libro</text:p>
      <text:p text:style-name="Text_20_body"><text:s text:c="2"/>vostros <text:s/>comprais un libro</text:p>
      <text:p text:style-name="Text_20_body"><text:s text:c="2"/>ellos compran un libro</text:p>
      <text:p text:style-name="Text_20_body"></text:p>
      <text:p text:style-name="Text_20_body"><text:s text:c="2"/>leer un relaro</text:p>
      <text:p text:style-name="Text_20_body"></text:p>
      <text:p text:style-name="Text_20_body"><text:s text:c="2"/>yo leo </text:p>
      <text:p text:style-name="Text_20_body"><text:s text:c="2"/>tu lees </text:p>
      <text:p text:style-name="Text_20_body"><text:s text:c="2"/>el lee</text:p>
      <text:p text:style-name="Text_20_body"><text:s text:c="2"/>nostros lemos</text:p>
      <text:p text:style-name="Text_20_body"><text:s text:c="2"/>vostros leis</text:p>
      <text:p text:style-name="Text_20_body"><text:s text:c="2"/>ellos leen </text:p>
      <text:p text:style-name="Text_20_body"></text:p>
      <text:p text:style-name="Text_20_body"><text:s text:c="2"/>abrir la cartera</text:p>
      <text:p text:style-name="Text_20_body"></text:p>
      <text:p text:style-name="Text_20_body"><text:s text:c="2"/>yo abro</text:p>
      <text:p text:style-name="Text_20_body"><text:s text:c="2"/>tu abres</text:p>
      <text:p text:style-name="Text_20_body"><text:s text:c="2"/>el abre</text:p>
      <text:p text:style-name="Text_20_body"><text:s text:c="2"/>nostros abrimos</text:p>
      <text:p text:style-name="Text_20_body"><text:s text:c="2"/>vostros abris</text:p>
      <text:p text:style-name="Text_20_body"><text:s text:c="2"/>ellos abren</text:p>
      <text:p text:style-name="Text_20_body"><text:s text:c="2"/></text:p>
      <text:p text:style-name="Text_20_body">3.14</text:p>
      <text:p text:style-name="Text_20_body"><text:s/></text:p>
      <text:p text:style-name="Text_20_body"><text:s/>2. ?Lees tu la historia de America Latina? 3. ?Escriba usted unas cartas? 4. ?Metes tu las cartas en la cartera.</text:p>
      <text:p text:style-name="Text_20_body"></text:p>
      <text:p text:style-name="Text_20_body">3.15 </text:p>
      <text:p text:style-name="Text_20_body"></text:p>
      <text:p text:style-name="Text_20_body"><text:s/>1. Si, vivo en Moscu. 2. Si, leo unos libros latinoamericanos. 3. Si, compro los <text:soft-page-break/>libros en un quisco. </text:p>
      <text:p text:style-name="Text_20_body"></text:p>
      <text:p text:style-name="Text_20_body">3.21</text:p>
      <text:p text:style-name="Text_20_body"></text:p>
      <text:p text:style-name="Text_20_body"><text:s text:c="2"/>1. Gabriel compra muchas novelas. 2. Gabriel lee muchos libros. 3. Fernando mete en la cartera muches sobres. 4. Fernando escribe muchas cartas. 5. Benito pone sobre la mesa muchas revistas.</text:p>
      <text:p text:style-name="Text_20_body"></text:p>
      <text:p text:style-name="Text_20_body"><text:s text:c="2"/>1. Pablo y Salvador pasean por un gran parque. 2. Los muchachos entran en una sala grade. 3. Los estudiantes comran gran atlas. </text:p>
      <text:p text:style-name="Text_20_body"></text:p>
      <text:p text:style-name="Text_20_body">3.25</text:p>
      <text:p text:style-name="Text_20_body"></text:p>
      <text:p text:style-name="Text_20_body"><text:s text:c="2"/>1. Compra cinco libros. 2. Compra cuatro revistas. 3. Lee un relato. </text:p>
      <text:p text:style-name="Text_20_body"></text:p>
      <text:p text:style-name="Text_20_body">3.26 </text:p>
      <text:p text:style-name="Text_20_body"><text:s/></text:p>
      <text:p text:style-name="Text_20_body"><text:s text:c="2"/>1. ?Cuantos plumas toma Alberto? 2. ?Cuantos cartas escribe Alberto? 3. ?Cuantos sobres saca Benito de la cartera.</text:p>
      <text:p text:style-name="Text_20_body"></text:p>
      <text:p text:style-name="Text_20_body">3.29</text:p>
      <text:p text:style-name="Text_20_body"></text:p>
      <text:p text:style-name="Text_20_body"><text:s text:c="2"/>1. ?Que hay en la biblioteca? 2. ?Que hay en la clase? 3. ?Que hay en le quiosco? 4. ?Que hay en la sala? 5. ?Que hay en la mesa?</text:p>
      <text:p text:style-name="Text_20_body"></text:p>
      <text:p text:style-name="Text_20_body">3.30</text:p>
      <text:p text:style-name="Text_20_body"></text:p>
      <text:p text:style-name="Text_20_body"><text:s text:c="2"/>1. En la Moscu hay muchos theatros. 2. En la nuestra calle hay diez kaffes. 3. En la mesa hay ..</text:p>
      <text:p text:style-name="Text_20_body"></text:p>
      <text:p text:style-name="Text_20_body">4.6</text:p>
      <text:p text:style-name="Text_20_body"></text:p>
      <text:p text:style-name="Text_20_body">yo soy ingeniero</text:p>
      <text:p text:style-name="Text_20_body">tu eres ingeniero</text:p>
      <text:p text:style-name="Text_20_body">usted es ingeniero</text:p>
      <text:p text:style-name="Text_20_body"></text:p>
      <text:p text:style-name="Text_20_body">nostros somos ingeniero</text:p>
      <text:p text:style-name="Text_20_body">vostros sois ingeniero</text:p>
      <text:p text:style-name="Text_20_body"><text:soft-page-break/>ustedes son ingeniero</text:p>
      <text:p text:style-name="Text_20_body"></text:p>
      <text:p text:style-name="Text_20_body">4.7</text:p>
      <text:p text:style-name="Text_20_body"></text:p>
      <text:p text:style-name="Text_20_body"><text:s text:c="2"/>1. Soy Andrey Demidov. 2. Soy ingeniero. 3. Yo soy ruso.</text:p>
      <text:p text:style-name="Text_20_body"></text:p>
      <text:p text:style-name="Text_20_body">4.10 </text:p>
      <text:p text:style-name="Text_20_body"></text:p>
      <text:p text:style-name="Text_20_body"><text:s text:c="2"/>1. ?Es usted estudiante? - Si, soy estudiante. 2. ?Es ustedes cubano? No, no cubano. Somos rusos. 3. ?Son periodicos interesante? Si, son muche interesante. 4. Carmen y Elena son peruanos. Ellos son encantador se~noritas. 5. ?Quien es usted? Soy Alberto Himens. 6. ?Que es usted? Soy professor. 7. ?Como es despacho? Es grande.</text:p>
      <text:p text:style-name="Text_20_body"></text:p>
      <text:p text:style-name="Text_20_body">4.11</text:p>
      <text:p text:style-name="Text_20_body"></text:p>
      <text:p text:style-name="Text_20_body"><text:s text:c="2"/>yo estoy en casa</text:p>
      <text:p text:style-name="Text_20_body"><text:s text:c="2"/>tu estas en casa</text:p>
      <text:p text:style-name="Text_20_body"><text:s text:c="2"/>usted esta en casa</text:p>
      <text:p text:style-name="Text_20_body"><text:s/></text:p>
      <text:p text:style-name="Text_20_body"><text:s text:c="2"/>nostros estamos en casa</text:p>
      <text:p text:style-name="Text_20_body"><text:s text:c="2"/>vosrtos estais en casa</text:p>
      <text:p text:style-name="Text_20_body"><text:s text:c="2"/>ustedes estan en casa</text:p>
      <text:p text:style-name="Standard"/>
      <text:p text:style-name="Level_20_2">Учебник 2</text:p>
      <text:p text:style-name="Standard"/>
      <text:p text:style-name="Text_20_body">pereiro.1</text:p>
      <text:p text:style-name="Text_20_body"></text:p>
      <text:p text:style-name="Text_20_body"><text:s text:c="2"/>1. el libro - los libros</text:p>
      <text:p text:style-name="Text_20_body"><text:s text:c="2"/>2. la casa - las casas</text:p>
      <text:p text:style-name="Text_20_body"><text:s text:c="2"/>3. la mujer - las mujeres</text:p>
      <text:p text:style-name="Text_20_body"><text:s text:c="2"/>4. el hombre - los hombres</text:p>
      <text:p text:style-name="Text_20_body"><text:s text:c="2"/>5. la calle - las calles</text:p>
      <text:p text:style-name="Text_20_body"><text:s text:c="2"/>6. la flor - las flores</text:p>
      <text:p text:style-name="Text_20_body"><text:s text:c="2"/>7. el jardin - los jardines</text:p>
      <text:p text:style-name="Text_20_body"><text:s text:c="2"/>8. el coche - los coches</text:p>
      <text:p text:style-name="Text_20_body"><text:s text:c="2"/>9. la capitail - las capitals</text:p>
      <text:p text:style-name="Text_20_body"><text:s text:c="2"/>10. la ciudad - las ciudades</text:p>
      <text:p text:style-name="Text_20_body"><text:soft-page-break/><text:s text:c="2"/>11. la luz - las luces</text:p>
      <text:p text:style-name="Text_20_body"><text:s text:c="2"/>12. la ley - las lyes</text:p>
      <text:p text:style-name="Text_20_body"></text:p>
      <text:p text:style-name="Text_20_body">pereiro.2</text:p>
      <text:p text:style-name="Text_20_body"></text:p>
      <text:p text:style-name="Text_20_body"><text:s text:c="2"/>los cigarrillos, el vino, las mesas, la cerveza, el pez, los arboles, el padre, la madre, el lapiz, las estaciones, el billete, el tren</text:p>
      <text:p text:style-name="Text_20_body"></text:p>
      <text:p text:style-name="Text_20_body"><text:s text:c="2"/>unos cigarrillos, un vino, unas mesas, una cerveza, un pez, unos arboles, un padre, una madre, un lapiz, unas estaciones, un billete, un tren</text:p>
      <text:p text:style-name="Text_20_body"></text:p>
      <text:p text:style-name="Text_20_body">pereiro.3</text:p>
      <text:p text:style-name="Text_20_body"></text:p>
      <text:p text:style-name="Text_20_body"><text:s text:c="2"/>el libro, la mesa, los billetes, unos arboles, una cerveza, el coche, una cuidad, unos cigarrillos, el jardin, una calle, unas mujeres, la estacione</text:p>
      <text:p text:style-name="Text_20_body"></text:p>
      <text:p text:style-name="Text_20_body">pereiro.4</text:p>
      <text:p text:style-name="Text_20_body"></text:p>
      <text:p text:style-name="Text_20_body"><text:s text:c="2"/>1. Tienen la casa. </text:p>
      <text:p text:style-name="Text_20_body"><text:s text:c="2"/>2. No tenemos el cafè.</text:p>
      <text:p text:style-name="Text_20_body"><text:s text:c="2"/>3. El hombre tiene miedo.</text:p>
      <text:p text:style-name="Text_20_body"><text:s text:c="2"/>4. Tengo que trabajar.</text:p>
      <text:p text:style-name="Text_20_body"><text:s text:c="2"/>5. ¿Tienes tu un lapiz?</text:p>
      <text:p text:style-name="Text_20_body"><text:s text:c="2"/>6. No tenemos sed.</text:p>
      <text:p text:style-name="Text_20_body"><text:s text:c="2"/>7. ¿Tienen ustedes todo?</text:p>
      <text:p text:style-name="Text_20_body"><text:s text:c="2"/>8. Tengo calor.</text:p>
      <text:p text:style-name="Text_20_body"><text:s text:c="2"/>9. Tengo que salir.</text:p>
      <text:p text:style-name="Text_20_body"><text:s text:c="2"/>10. Tiene el hijo.</text:p>
      <text:p text:style-name="Text_20_body"></text:p>
      <text:p text:style-name="Text_20_body">trening.1</text:p>
      <text:p text:style-name="Text_20_body"></text:p>
      <text:p text:style-name="Text_20_body"><text:s/>- ¿Tiene Ud hambre?</text:p>
      <text:p text:style-name="Text_20_body"><text:s/>- No, no tengo hambre.</text:p>
      <text:p text:style-name="Text_20_body"></text:p>
      <text:p text:style-name="Text_20_body"><text:s/></text:p>
      <text:p text:style-name="Text_20_body"><text:s/>- ¿Tienen Uds cerveza?</text:p>
      <text:p text:style-name="Text_20_body"><text:s/>- No, no tenemos cerveza.</text:p>
      <text:p text:style-name="Text_20_body"><text:soft-page-break/></text:p>
      <text:p text:style-name="Text_20_body"></text:p>
      <text:p text:style-name="Text_20_body"><text:s/>- ¿Tiene Ud sed?</text:p>
      <text:p text:style-name="Text_20_body"><text:s/>- No, no tengo sed.</text:p>
      <text:p text:style-name="Text_20_body"></text:p>
      <text:p text:style-name="Text_20_body"></text:p>
      <text:p text:style-name="Text_20_body"><text:s/>- ¿Tiene Uds calor?</text:p>
      <text:p text:style-name="Text_20_body"><text:s/>- No, no tenemos calor.</text:p>
      <text:p text:style-name="Text_20_body"></text:p>
      <text:p text:style-name="Text_20_body"></text:p>
      <text:p text:style-name="Text_20_body"><text:s/>- ¿Tiene Ud frío?</text:p>
      <text:p text:style-name="Text_20_body"><text:s/>- No, no tengo frío.</text:p>
      <text:p text:style-name="Text_20_body"></text:p>
      <text:p text:style-name="Text_20_body"></text:p>
      <text:p text:style-name="Text_20_body"><text:s/>- ¿Tienen Uds los libros?</text:p>
      <text:p text:style-name="Text_20_body"><text:s/>- No, no tenemos los libros.</text:p>
      <text:p text:style-name="Text_20_body"></text:p>
      <text:p text:style-name="Text_20_body"></text:p>
      <text:p text:style-name="Text_20_body"><text:s/>- ¿Tiene Ud cigarrillos?</text:p>
      <text:p text:style-name="Text_20_body"><text:s/>- No, no tengo cigarrillos.</text:p>
      <text:p text:style-name="Text_20_body"></text:p>
      <text:p text:style-name="Text_20_body"></text:p>
      <text:p text:style-name="Text_20_body"><text:s/>- ¿Tienen Uds los billetes?</text:p>
      <text:p text:style-name="Text_20_body"><text:s/>- No, no tenemos los billetes.</text:p>
      <text:p text:style-name="Text_20_body"></text:p>
      <text:p text:style-name="Text_20_body">pereiro 5</text:p>
      <text:p text:style-name="Text_20_body"></text:p>
      <text:p text:style-name="Text_20_body"><text:s/>1. a la iglesia</text:p>
      <text:p text:style-name="Text_20_body"><text:s/>2. del idioma</text:p>
      <text:p text:style-name="Text_20_body"><text:s/>3. al coche</text:p>
      <text:p text:style-name="Text_20_body"><text:s/>4. a la mesa</text:p>
      <text:p text:style-name="Text_20_body"><text:s/>5. de los árboles</text:p>
      <text:p text:style-name="Text_20_body"><text:s/>6. a la casa</text:p>
      <text:p text:style-name="Text_20_body"><text:s/>7. del hombre</text:p>
      <text:p text:style-name="Text_20_body"><text:s/>8. de la cuidad</text:p>
      <text:p text:style-name="Standard"/>
      <text:p text:style-name="Level_20_1"><text:soft-page-break/>Лексика </text:p>
      <text:p text:style-name="Standard"/>
      <text:p text:style-name="Level_20_2">Урок 1</text:p>
      <text:p text:style-name="Text_20_body"></text:p>
      <text:p text:style-name="P2">abre - открывает</text:p>
      <text:p text:style-name="P2">carta - письмо</text:p>
      <text:p text:style-name="P2">cartera - портфель </text:p>
      <text:p text:style-name="P2">come - ест <text:s/></text:p>
      <text:p text:style-name="P2">en - в <text:s/></text:p>
      <text:p text:style-name="P2">escribe - пишет <text:s/></text:p>
      <text:p text:style-name="P2">fuma - курит <text:s/></text:p>
      <text:p text:style-name="P2">habla - говорит </text:p>
      <text:p text:style-name="P2">lee - читает <text:s/></text:p>
      <text:p text:style-name="P2">mete - en кладет в </text:p>
      <text:p text:style-name="P2">mira - смотрит <text:s/></text:p>
      <text:p text:style-name="P2">novela - роман </text:p>
      <text:p text:style-name="P2">pluma - ручка <text:s/></text:p>
      <text:p text:style-name="P2">puro - сигарета <text:s/></text:p>
      <text:p text:style-name="P2">saca - достает </text:p>
      <text:p text:style-name="P2">sobre - конверт </text:p>
      <text:p text:style-name="P2">toma - берет </text:p>
      <text:p text:style-name="P2">vaso - стакан </text:p>
      <text:p text:style-name="P2"></text:p>
      <text:p text:style-name="Level_20_2">Урок 2</text:p>
      <text:p text:style-name="Text_20_body"/>
      <text:p text:style-name="P2">ahora - сейчас <text:s/></text:p>
      <text:p text:style-name="P2">amarillo - желтый </text:p>
      <text:p text:style-name="P2">a~no - год </text:p>
      <text:p text:style-name="P2">avenida - проспект </text:p>
      <text:p text:style-name="P2">blanco - белый </text:p>
      <text:p text:style-name="P2">calle (f) - улица </text:p>
      <text:p text:style-name="P2">casa - дом <text:s/></text:p>
      <text:p text:style-name="P2">compa~nero - товарищ </text:p>
      <text:p text:style-name="P2">compra - покупает </text:p>
      <text:p text:style-name="P2">correos - почта </text:p>
      <text:p text:style-name="P2">echa - бросает, опускает </text:p>
      <text:p text:style-name="P2"><text:soft-page-break/>entra en - входит в </text:p>
      <text:p text:style-name="P2">esta - находится </text:p>
      <text:p text:style-name="P2">mesa - стол </text:p>
      <text:p text:style-name="P2">muchacho - юноша </text:p>
      <text:p text:style-name="P2">pesea por - гуляет по </text:p>
      <text:p text:style-name="P2">paseo - бульвар </text:p>
      <text:p text:style-name="P2">pone - кладет </text:p>
      <text:p text:style-name="P2">relato - рассказ </text:p>
      <text:p text:style-name="P2">revista - журнал </text:p>
      <text:p text:style-name="P2">sale - выходит </text:p>
      <text:p text:style-name="P2">su - его, свой </text:p>
      <text:p text:style-name="P2">va - идет, едет </text:p>
      <text:p text:style-name="P2">viva - живет </text:p>
      <text:p text:style-name="P2"></text:p>
      <text:p text:style-name="P2">yo - я</text:p>
      <text:p text:style-name="P2">tu - ты </text:p>
      <text:p text:style-name="P2">el - он</text:p>
      <text:p text:style-name="P2">ella - она</text:p>
      <text:p text:style-name="P2">usted - вы</text:p>
      <text:p text:style-name="P2">nostros, nostras - мы</text:p>
      <text:p text:style-name="P2">vosotros, vosotras - вы</text:p>
      <text:p text:style-name="P2">ellos - они (муж)</text:p>
      <text:p text:style-name="P2">ellas - они (жен)</text:p>
      <text:p text:style-name="P2">ustedes - вы</text:p>
      <text:p text:style-name="P2"/>
      <text:p text:style-name="Level_20_2"><text:span text:style-name="T2">Урок 3</text:span></text:p>
      <text:p text:style-name="Level_20_2"></text:p>
      <text:p text:style-name="P7">ademas - кроме того</text:p>
      <text:p text:style-name="P7">alumno - ученик</text:p>
      <text:p text:style-name="P7">amigo - друг, приятель</text:p>
      <text:p text:style-name="P7">armario - шкаф</text:p>
      <text:p text:style-name="P7">asisir - присутсвовать</text:p>
      <text:p text:style-name="P7">aula - уадитория</text:p>
      <text:p text:style-name="P7">azul - синий, голубой</text:p>
      <text:p text:style-name="P7">bien - хорошо</text:p>
      <text:p text:style-name="P7">boligrafo - ручка</text:p>
      <text:p text:style-name="P7"><text:soft-page-break/>celebrar - праздовать</text:p>
      <text:p text:style-name="P7">ciudad - город</text:p>
      <text:p text:style-name="P7">clase - урок</text:p>
      <text:p text:style-name="P7">claro - светлый</text:p>
      <text:p text:style-name="P7">color - цвет</text:p>
      <text:p text:style-name="P7">comprender - понимать</text:p>
      <text:p text:style-name="P7">contestar - отвечать</text:p>
      <text:p text:style-name="P7">cuaderno - тетрадь</text:p>
      <text:p text:style-name="P7">cuarto - комната</text:p>
      <text:p text:style-name="P7">de - о, об</text:p>
      <text:p text:style-name="P7">dia - день</text:p>
      <text:p text:style-name="P7">dice - говорит</text:p>
      <text:p text:style-name="P7">es - есть</text:p>
      <text:p text:style-name="P7">escuchar - слушать</text:p>
      <text:p text:style-name="P7">estudiar - учиться</text:p>
      <text:p text:style-name="P7">faltar - отсутсвовать</text:p>
      <text:p text:style-name="P7">gris - серый</text:p>
      <text:p text:style-name="P7">hoy - сегодня</text:p>
      <text:p text:style-name="P7">lapiz - карандаш</text:p>
      <text:p text:style-name="P7">le - его, ему</text:p>
      <text:p text:style-name="P7">leccion - урок</text:p>
      <text:p text:style-name="P7">lengua - язык</text:p>
      <text:p text:style-name="P7">libertad - свобода</text:p>
      <text:p text:style-name="P7">llegar - приходить, прибывать</text:p>
      <text:p text:style-name="P7">lucha - борьба</text:p>
      <text:p text:style-name="P7">luego - затем, потом</text:p>
      <text:p text:style-name="P7">mapa - карта</text:p>
      <text:p text:style-name="P7">marron - коричневый</text:p>
      <text:p text:style-name="P7">negro - черный</text:p>
      <text:p text:style-name="P7">noticia - известие</text:p>
      <text:p text:style-name="P7">nuevo - новый</text:p>
      <text:p text:style-name="P7">otro - другой</text:p>
      <text:p text:style-name="P7">pais - страна</text:p>
      <text:p text:style-name="P7">pared - стена</text:p>
      <text:p text:style-name="P7">por - за</text:p>
      <text:p text:style-name="P7">preguntar - спрашивать</text:p>
      <text:p text:style-name="P7"><text:soft-page-break/>pueblo - народ</text:p>
      <text:p text:style-name="P7">puerta - дверь</text:p>
      <text:p text:style-name="P7">saludar - приветствовать</text:p>
      <text:p text:style-name="P7">silla - стул</text:p>
      <text:p text:style-name="P7">sus - их</text:p>
      <text:p text:style-name="P7">tambien - также</text:p>
      <text:p text:style-name="P7">terminar - заканчивать, оканчиваться</text:p>
      <text:p text:style-name="P7">tiene - имеет</text:p>
      <text:p text:style-name="P7">ultimo - последный</text:p>
      <text:p text:style-name="P7">ventana - окно</text:p>
      <text:p text:style-name="P7">verde - зеленый</text:p>
      <text:p text:style-name="P7">vida - жизнь</text:p>
      <text:p text:style-name="P7">y - и, а</text:p>
      <text:p text:style-name="P7">ya - также</text:p>
      <text:p text:style-name="P7"></text:p>
      <text:p text:style-name="P7">todo - все</text:p>
      <text:p text:style-name="P7">salir - выходить</text:p>
      <text:p text:style-name="P7">trabahar - работать</text:p>
      <text:p text:style-name="P7">la mujer - женщина</text:p>
      <text:p text:style-name="P7">el hombre - мужчина</text:p>
      <text:p text:style-name="P7">el padre - отец</text:p>
      <text:p text:style-name="P7">la madre - мать</text:p>
      <text:p text:style-name="P7">el hijo - сын</text:p>
      <text:p text:style-name="P7">el tren - поезд</text:p>
      <text:p text:style-name="P7">el coche - автомобиль</text:p>
      <text:p text:style-name="P7">el jardin - сад</text:p>
      <text:p text:style-name="P7"></text:p>
      <text:p text:style-name="Level_20_2">Урок 4</text:p>
      <text:p text:style-name="P7"/>
      <text:p text:style-name="P2">alguno - какой-нибудь, некоторый</text:p>
      <text:p text:style-name="P2">amable - любезный</text:p>
      <text:p text:style-name="P2">aqui - здесь</text:p>
      <text:p text:style-name="P2">articulo - статья</text:p>
      <text:p text:style-name="P2">contar - рассказывать</text:p>
      <text:p text:style-name="P2">culto - культурный </text:p>
      <text:p text:style-name="P2">desayunar - завтракать</text:p>
      <text:p text:style-name="P2"><text:soft-page-break/>descansar - отдыхать</text:p>
      <text:p text:style-name="P2">despacho - кабинет</text:p>
      <text:p text:style-name="P2">dificil - трудный</text:p>
      <text:p text:style-name="P2">dominar - владеть ~ muchas lenguas</text:p>
      <text:p text:style-name="P2">ejercito - армия</text:p>
      <text:p text:style-name="P2">empezar - начинать(ся)</text:p>
      <text:p text:style-name="P2">entonces - в таком случае, тогда</text:p>
      <text:p text:style-name="P2">esperar - встречать</text:p>
      <text:p text:style-name="P2">esposa - жена</text:p>
      <text:p text:style-name="P2">este - этот</text:p>
      <text:p text:style-name="P2">exito - успех</text:p>
      <text:p text:style-name="P2">explicar - объяснять</text:p>
      <text:p text:style-name="P2">exterior - внешний</text:p>
      <text:p text:style-name="P2">extranjero - иностранный</text:p>
      <text:p text:style-name="P2">facil - легкий, нетрудный</text:p>
      <text:p text:style-name="P2">fiesta - праздник</text:p>
      <text:p text:style-name="P2">impression - впечатление</text:p>
      <text:p text:style-name="P2">inteligente - интересный</text:p>
      <text:p text:style-name="P2">interior - внутренний </text:p>
      <text:p text:style-name="P2">invitar - приглашать</text:p>
      <text:p text:style-name="P2">mi - мой, моя</text:p>
      <text:p text:style-name="P2">palabra - слово</text:p>
      <text:p text:style-name="P2">para - для</text:p>
      <text:p text:style-name="P2">pensar - думать</text:p>
      <text:p text:style-name="P2">pero - но</text:p>
      <text:p text:style-name="P2">?por que? - почему ?</text:p>
      <text:p text:style-name="P2">recibir - получать</text:p>
      <text:p text:style-name="P2">relacion - отношение, связь</text:p>
      <text:p text:style-name="P2">responder - отвечать</text:p>
      <text:p text:style-name="P2">siempre - всегда</text:p>
      <text:p text:style-name="P2">sobre - о</text:p>
      <text:p text:style-name="P2">tarde - вечер</text:p>
      <text:p text:style-name="P2">temprano - рано</text:p>
      <text:p text:style-name="P2">todo - все</text:p>
      <text:p text:style-name="P2">trabajar - работать</text:p>
      <text:p text:style-name="P2">trabajo - работа</text:p>
      <text:p text:style-name="P2"><text:soft-page-break/>victoria - победа</text:p>
      <text:p text:style-name="P2">volver - возвращаться</text:p>
      <text:p text:style-name="P2"/>
      <text:p text:style-name="Level_20_1">Диалоги</text:p>
      <text:p text:style-name="Standard"/>
      <text:p text:style-name="P2">- Ola </text:p>
      <text:p text:style-name="P2">- Ola </text:p>
      <text:p text:style-name="P2">- ?Que tal? </text:p>
      <text:p text:style-name="P2">- Bien, gracias. </text:p>
      <text:p text:style-name="P2">- Y tu. / Y usted.</text:p>
      <text:p text:style-name="P2">- Estupendo, gracias. </text:p>
      <text:p text:style-name="P2"/>
      <text:p text:style-name="P2">- Buenos días / Buenas tardes / Buenas noches <text:s/></text:p>
      <text:p text:style-name="P2">- Adios / Hasta luego / Hasta pronto / Hasta mańana </text:p>
      <text:p text:style-name="P2"/>
      <text:p text:style-name="P2">- ?Como te llama? <text:s/>/ ¿Como se llama usted? </text:p>
      <text:p text:style-name="P2">- Me llamo ... </text:p>
      <text:p text:style-name="P2"/>
      <text:p text:style-name="P2">- ¿De dónde eres? / ¿De dónde es usted? </text:p>
      <text:p text:style-name="P2">- Soy de españa. </text:p>
      <text:p text:style-name="P2"/>
      <text:p text:style-name="P2">- ¿Eres de españa? <text:s/>/ ¿Es usted de españa? </text:p>
      <text:p text:style-name="P2">- Si, soy de españa. </text:p>
      <text:p text:style-name="P2">- No, no soy de españa. </text:p>
      <text:p text:style-name="P2"/>
      <text:p text:style-name="P2">- ¿Donde vives? / ¿Donde vive usted? </text:p>
      <text:p text:style-name="P2">- Vivo en españ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Cambria" svg:font-family="Cambria"/>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cm" fo:margin-bottom="0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align="justify" style:justify-single-word="false"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cm" fo:margin-bottom="0cm" fo:line-height="10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cm" fo:margin-bottom="0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align="justify" style:justify-single-word="false" fo:text-indent="0cm" style:auto-text-indent="false" fo:background-color="transparent">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83caff"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align="justify" style:justify-single-word="false"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margin-left="0cm" fo:margin-right="0cm" fo:text-indent="1.3cm" style:auto-text-indent="false" fo:background-color="#94bd5e">
        <style:background-image/>
      </style:paragraph-properties>
      <style:text-properties fo:color="#0000ff"/>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style:text-properties fo:color="#008000"/>
    </style:style>
    <style:style style:name="Cite_20_SubTitle" style:display-name="Cite SubTitle" style:family="paragraph" style:next-style-name="Standard">
      <style:paragraph-properties fo:text-align="center" style:justify-single-word="false"/>
      <style:text-properties fo:color="#00800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_23_Book_20_Date" style:display-name="#Book Date" style:family="paragraph" style:next-style-name="Standard">
      <style:paragraph-properties fo:margin-left="0cm" fo:margin-right="0cm" fo:text-indent="1.3cm" style:auto-text-indent="false" fo:background-color="#ffff99">
        <style:background-image/>
      </style:paragraph-properties>
    </style:style>
    <style:style style:name="_23_PaperBook" style:display-name="#PaperBook" style:family="paragraph" style:next-style-name="Standard" style:master-page-name="">
      <style:paragraph-properties fo:margin-left="0cm" fo:margin-right="0cm" fo:margin-top="0cm" fo:margin-bottom="0cm" fo:text-align="justify" style:justify-single-word="false" fo:text-indent="1.3cm" style:auto-text-indent="false" style:page-number="auto" fo:background-color="#ffcc99">
        <style:background-image/>
      </style:paragraph-properties>
    </style:style>
    <style:style style:name="_23_Genre" style:display-name="#Genre" style:family="paragraph" style:next-style-name="Standard">
      <style:paragraph-properties fo:text-align="end" style:justify-single-word="false" fo:background-color="#33cc66">
        <style:background-image/>
      </style:paragraph-properties>
    </style:style>
    <style:style style:name="_23_Lang" style:display-name="#Lang" style:family="paragraph" style:next-style-name="Standard">
      <style:paragraph-properties fo:margin-left="0cm" fo:margin-right="0cm" fo:text-align="justify" style:justify-single-word="false" fo:text-indent="1.3cm" style:auto-text-indent="false" fo:background-color="#e6e6e6">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80099"/>
    </style:style>
    <style:style style:name="_23_Custom_20_Info_20_Value" style:display-name="#Custom Info Value" style:family="text">
      <style:text-properties fo:color="#0047ff"/>
    </style:style>
    <style:style style:name="code" style:family="text">
      <style:text-properties style:font-relief="embossed"/>
    </style:style>
    <style:style style:name="_23_Book_20_Date_20_Text" style:display-name="#Book Date Text" style:family="text">
      <style:text-properties fo:color="#280099"/>
    </style:style>
    <style:style style:name="_23_Book_20_Date_20_Value" style:display-name="#Book Date Value" style:family="text">
      <style:text-properties fo:color="#0047ff"/>
    </style:style>
    <style:style style:name="_23_PaperBook_20_Name" style:display-name="#PaperBook Name" style:family="text">
      <style:text-properties fo:color="#800080"/>
    </style:style>
    <style:style style:name="_23_PaperBook_20_Publisher" style:display-name="#PaperBook Publisher" style:family="text">
      <style:text-properties fo:color="#944794"/>
    </style:style>
    <style:style style:name="_23_PaperBook_20_City" style:display-name="#PaperBook City" style:family="text">
      <style:text-properties fo:color="#0000ff"/>
    </style:style>
    <style:style style:name="_23_PaperBook_20_ISBN" style:display-name="#PaperBook ISBN" style:family="text">
      <style:text-properties fo:color="#000080"/>
    </style:style>
    <style:style style:name="_23_PaperBook_20_Year" style:display-name="#PaperBook Year" style:family="text">
      <style:text-properties fo:color="#008000"/>
    </style:style>
    <style:style style:name="_23_Genre_20_Name" style:display-name="#Genre Name" style:family="text">
      <style:text-properties fo:color="#0000ff"/>
    </style:style>
    <style:style style:name="_23_Genre_20_Match" style:display-name="#Genre Match" style:family="text">
      <style:text-properties fo:color="#4c1900"/>
    </style:style>
    <style:style style:name="_23_Lang_20_Book" style:display-name="#Lang Book" style:family="text">
      <style:text-properties fo:color="#800080"/>
    </style:style>
    <style:style style:name="_23_Lang_20_Original" style:display-name="#Lang Original" style:family="text">
      <style:text-properties fo:color="#5e11a6"/>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2-14T01:09:32</meta:creation-date>
    <dc:date>2010-02-14T08:08:52</dc:date>
    <meta:editing-duration>PT06H56M50S</meta:editing-duration>
    <meta:editing-cycles>22</meta:editing-cycles>
    <meta:generator>OpenOffice.org/3.2$Linux OpenOffice.org_project/320m12$Build-9483</meta:generator>
    <meta:document-statistic meta:table-count="0" meta:image-count="0" meta:object-count="0" meta:page-count="18" meta:paragraph-count="577" meta:word-count="2148" meta:character-count="12111"/>
    <meta:user-defined meta:name="Поле 1"/>
    <meta:user-defined meta:name="Поле 2"/>
    <meta:user-defined meta:name="Поле 3"/>
    <meta:user-defined meta:name="Поле 4"/>
    <meta:template xlink:type="simple" xlink:actuate="onRequest" xlink:title="" xlink:href="../../../.config/.openoffice.org/3/user/template/fb21_styles.ott"/>
  </office:meta>
</office:document-meta>
</file>